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1.651cm" svg:x="9.626cm" svg:y="7.283cm">
          <text:p/>
        </draw:rect>
        <draw:rect draw:style-name="gr1" draw:text-style-name="P1" draw:layer="layout" svg:width="4.064cm" svg:height="1.651cm" svg:x="5.562cm" svg:y="5.124cm">
          <text:p/>
        </draw:rect>
        <draw:rect draw:style-name="gr2" draw:text-style-name="P3" draw:layer="layout" svg:width="3.175cm" svg:height="0.762cm" svg:x="6.07cm" svg:y="5.505cm">
          <text:p text:style-name="P2"><text:span text:style-name="T1">BOINC View</text:span></text:p>
        </draw:rect>
        <draw:line draw:style-name="gr3" draw:text-style-name="P1" draw:layer="layout" svg:x1="8.356cm" svg:y1="6.264cm" svg:x2="10.261cm" svg:y2="7.537cm">
          <text:p/>
        </draw:line>
        <draw:rect draw:style-name="gr4" draw:text-style-name="P3" draw:layer="layout" svg:width="2.26cm" svg:height="1.06cm" svg:x="9.906cm" svg:y="7.537cm">
          <text:p text:style-name="P2"><text:span text:style-name="T1">BOINC</text:span></text:p>
          <text:p text:style-name="P2"><text:span text:style-name="T1">client</text:span></text:p>
        </draw:rect>
        <draw:rect draw:style-name="gr1" draw:text-style-name="P1" draw:layer="layout" svg:width="2.794cm" svg:height="1.651cm" svg:x="6.451cm" svg:y="7.283cm">
          <text:p/>
        </draw:rect>
        <draw:rect draw:style-name="gr4" draw:text-style-name="P3" draw:layer="layout" svg:width="2.26cm" svg:height="1.06cm" svg:x="6.731cm" svg:y="7.493cm">
          <text:p text:style-name="P2"><text:span text:style-name="T1">BOINC</text:span></text:p>
          <text:p text:style-name="P2"><text:span text:style-name="T1">client</text:span></text:p>
        </draw:rect>
        <draw:rect draw:style-name="gr1" draw:text-style-name="P1" draw:layer="layout" svg:width="2.794cm" svg:height="1.651cm" svg:x="3.022cm" svg:y="7.283cm">
          <text:p/>
        </draw:rect>
        <draw:rect draw:style-name="gr4" draw:text-style-name="P3" draw:layer="layout" svg:width="2.26cm" svg:height="1.06cm" svg:x="3.302cm" svg:y="7.537cm">
          <text:p text:style-name="P2"><text:span text:style-name="T1">BOINC</text:span></text:p>
          <text:p text:style-name="P2"><text:span text:style-name="T1">client</text:span></text:p>
        </draw:rect>
        <draw:line draw:style-name="gr3" draw:text-style-name="P1" draw:layer="layout" svg:x1="6.705cm" svg:y1="6.267cm" svg:x2="5.308cm" svg:y2="7.537cm">
          <text:p/>
        </draw:line>
        <draw:line draw:style-name="gr3" draw:text-style-name="P1" draw:layer="layout" svg:x1="7.721cm" svg:y1="6.264cm" svg:x2="7.721cm" svg:y2="7.5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18.551cm" fo:margin-left="2.454cm" fo:margin-right="8.6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12-04T11:34:37</meta:creation-date>
    <dc:date>2012-12-27T14:42:39.96</dc:date>
    <dc:language>en-US</dc:language>
    <meta:editing-cycles>7</meta:editing-cycles>
    <meta:editing-duration>PT1H29M20S</meta:editing-duration>
    <dc:creator>David Anderson</dc:cre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